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3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B. Fels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December 6, 1896</text:p>
      <text:p text:style-name="P5">Month<text:tab/><text:tab/><text:tab/><text:tab/><text:tab/><text:tab/>December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2">COPY/</text:p>
      <text:p text:style-name="P3">Rev. Dr. B. Felsenthal./</text:p>
      <text:p text:style-name="P3">My Dear Sir and Friend:/</text:p>
      <text:p text:style-name="P3"><text:tab/>[Hebrew], therefore I trouble/ you to let me know whether [Hebrew] has opened the/ entire [Hebrew]. <text:s/>I came across with three volumes, the/ third ending with the first [Hebrew] of [Hebrew]/ Of course, the [Hebrew] proceeds further, and if my memory does not/ betray me--as it often does--Luzzatto gave speciments[sic!] of the/ whole work in [Hebrew]/</text:p>
      <text:p text:style-name="P3"><text:tab/>I had the pleasure of making the acquaintance/ of your daughter in New York, and though our minds did not agree/ about a late book, that circumstance will not prevent my sending/ her regards./ <text:s/>Yours truly,/ Morais./</text:p>
      <text:p text:style-name="P3">Dec. 6, 1896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9T10:45:58.40</meta:creation-date>
    <meta:document-statistic meta:table-count="0" meta:image-count="0" meta:object-count="0" meta:page-count="2" meta:paragraph-count="66" meta:word-count="272" meta:character-count="1909"/>
    <dc:date>2012-01-09T10:51:58.72</dc:date>
    <dc:creator>Penn Libraries</dc:creator>
    <meta:editing-duration>PT00H06M00S</meta:editing-duration>
    <meta:editing-cycles>1</meta:editing-cycles>
    <meta:generator>OpenOffice.org/3.2$Win32 OpenOffice.org_project/320m12$Build-9483</meta:generator>
  </office:meta>
</office:document-meta>
</file>